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B0000000B5422D3F5DCE21F30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Mono" fo:font-size="10pt" officeooo:rsid="000fea1a" officeooo:paragraph-rsid="000fea1a" style:font-size-asian="8.75pt" style:font-size-complex="10pt"/>
    </style:style>
    <style:style style:name="P2" style:family="paragraph" style:parent-style-name="Standard">
      <style:text-properties style:font-name="Noto Mono" fo:font-size="10pt" officeooo:rsid="001c2ac6" officeooo:paragraph-rsid="001c2ac6" style:font-size-asian="8.75pt" style:font-size-complex="10pt"/>
    </style:style>
    <style:style style:name="P3" style:family="paragraph" style:parent-style-name="Standard">
      <style:text-properties style:font-name="Noto Mono" fo:font-size="10pt" officeooo:rsid="001004fb" officeooo:paragraph-rsid="001004fb" style:font-size-asian="8.75pt" style:font-size-complex="10pt"/>
    </style:style>
    <style:style style:name="P4" style:family="paragraph" style:parent-style-name="Standard">
      <style:text-properties style:font-name="Noto Mono" fo:font-size="10pt" officeooo:rsid="001004fb" officeooo:paragraph-rsid="002b668d" style:font-size-asian="8.75pt" style:font-size-complex="10pt"/>
    </style:style>
    <style:style style:name="P5" style:family="paragraph" style:parent-style-name="Standard">
      <style:text-properties style:font-name="Noto Mono" fo:font-size="10pt" officeooo:rsid="001c4268" officeooo:paragraph-rsid="001c4268" style:font-size-asian="8.75pt" style:font-size-complex="10pt"/>
    </style:style>
    <style:style style:name="P6" style:family="paragraph" style:parent-style-name="Standard">
      <style:text-properties style:font-name="Noto Mono" fo:font-size="10pt" officeooo:rsid="00221909" officeooo:paragraph-rsid="00221909" style:font-size-asian="8.75pt" style:font-size-complex="10pt"/>
    </style:style>
    <style:style style:name="P7" style:family="paragraph" style:parent-style-name="Standard">
      <style:text-properties style:font-name="Noto Mono" fo:font-size="10pt" officeooo:rsid="0024166d" officeooo:paragraph-rsid="0024166d" style:font-size-asian="8.75pt" style:font-size-complex="10pt"/>
    </style:style>
    <style:style style:name="P8" style:family="paragraph" style:parent-style-name="Standard">
      <style:text-properties style:font-name="Noto Mono" fo:font-size="10pt" officeooo:rsid="00260bac" officeooo:paragraph-rsid="00260bac" style:font-size-asian="8.75pt" style:font-size-complex="10pt"/>
    </style:style>
    <style:style style:name="P9" style:family="paragraph" style:parent-style-name="Standard">
      <style:text-properties style:font-name="Noto Mono" fo:font-size="10pt" officeooo:rsid="0032402e" officeooo:paragraph-rsid="0032402e" style:font-size-asian="8.75pt" style:font-size-complex="10pt"/>
    </style:style>
    <style:style style:name="P10" style:family="paragraph" style:parent-style-name="Standard">
      <style:text-properties style:font-name="Noto Mono" fo:font-size="10pt" officeooo:rsid="003c7124" officeooo:paragraph-rsid="003c7124" style:font-size-asian="8.75pt" style:font-size-complex="10pt"/>
    </style:style>
    <style:style style:name="P11" style:family="paragraph" style:parent-style-name="Standard">
      <style:text-properties style:font-name="Noto Mono" fo:font-size="10pt" fo:font-weight="bold" officeooo:rsid="004423e6" officeooo:paragraph-rsid="004423e6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Noto Mono" fo:font-size="10pt" fo:font-weight="bold" officeooo:rsid="0046ab4c" officeooo:paragraph-rsid="0046ab4c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Noto Mono" fo:font-size="14pt" fo:font-weight="bold" officeooo:rsid="002b668d" officeooo:paragraph-rsid="00393bd2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Nimbus Mono PS" fo:font-size="14pt" officeooo:rsid="001c2ac6" officeooo:paragraph-rsid="001c2ac6" style:font-size-asian="12.25pt" style:font-size-complex="14pt"/>
    </style:style>
    <style:style style:name="P15" style:family="paragraph" style:parent-style-name="Standard">
      <style:text-properties style:font-name="Nimbus Mono PS" fo:font-size="14pt" officeooo:rsid="0024166d" officeooo:paragraph-rsid="0024166d" style:font-size-asian="12.25pt" style:font-size-complex="14pt"/>
    </style:style>
    <style:style style:name="P16" style:family="paragraph" style:parent-style-name="Standard">
      <style:text-properties style:font-name="Nimbus Mono PS" fo:font-size="14pt" officeooo:rsid="002b668d" officeooo:paragraph-rsid="00393bd2" style:font-size-asian="12.25pt" style:font-size-complex="14pt"/>
    </style:style>
    <style:style style:name="P17" style:family="paragraph" style:parent-style-name="Standard">
      <style:text-properties style:font-name="Nimbus Mono PS" fo:font-size="14pt" officeooo:rsid="0032402e" officeooo:paragraph-rsid="0032402e" style:font-size-asian="12.25pt" style:font-size-complex="14pt"/>
    </style:style>
    <style:style style:name="P18" style:family="paragraph" style:parent-style-name="Standard">
      <style:text-properties style:font-name="Nimbus Mono PS" fo:font-size="16pt" officeooo:rsid="001f3ae7" officeooo:paragraph-rsid="001f3ae7" style:font-size-asian="14pt" style:font-size-complex="16pt"/>
    </style:style>
    <style:style style:name="P19" style:family="paragraph" style:parent-style-name="Standard">
      <style:text-properties style:font-name="Nimbus Mono PS" fo:font-size="12pt" officeooo:rsid="00221909" officeooo:paragraph-rsid="00221909" style:font-size-asian="10.5pt" style:font-size-complex="12pt"/>
    </style:style>
    <style:style style:name="P20" style:family="paragraph" style:parent-style-name="Standard">
      <style:text-properties style:font-name="Nimbus Mono PS" fo:font-size="12pt" officeooo:rsid="00221909" officeooo:paragraph-rsid="00260bac" style:font-size-asian="10.5pt" style:font-size-complex="12pt"/>
    </style:style>
    <style:style style:name="P21" style:family="paragraph" style:parent-style-name="Standard">
      <style:text-properties style:font-name="Nimbus Mono PS" fo:font-size="12pt" officeooo:rsid="00260bac" officeooo:paragraph-rsid="00260bac" style:font-size-asian="10.5pt" style:font-size-complex="12pt"/>
    </style:style>
    <style:style style:name="P22" style:family="paragraph" style:parent-style-name="Standard" style:list-style-name="L1">
      <style:text-properties style:font-name="Noto Mono" fo:font-size="10pt" officeooo:rsid="001f3ae7" officeooo:paragraph-rsid="001f3ae7" style:font-size-asian="8.75pt" style:font-size-complex="10pt"/>
    </style:style>
    <style:style style:name="P23" style:family="paragraph" style:parent-style-name="Standard" style:list-style-name="L2">
      <style:text-properties style:font-name="Noto Mono" fo:font-size="10pt" officeooo:rsid="002b668d" officeooo:paragraph-rsid="002b668d" style:font-size-asian="8.75pt" style:font-size-complex="10pt"/>
    </style:style>
    <style:style style:name="P24" style:family="paragraph" style:parent-style-name="Standard" style:list-style-name="L2">
      <style:text-properties style:font-name="Noto Mono" fo:font-size="10pt" officeooo:rsid="00368a01" officeooo:paragraph-rsid="00368a01" style:font-size-asian="8.75pt" style:font-size-complex="10pt"/>
    </style:style>
    <style:style style:name="P25" style:family="paragraph" style:parent-style-name="Standard" style:list-style-name="L2">
      <style:text-properties style:font-name="Noto Mono" fo:font-size="10pt" officeooo:rsid="002d191f" officeooo:paragraph-rsid="002d191f" style:font-size-asian="8.75pt" style:font-size-complex="10pt"/>
    </style:style>
    <style:style style:name="P26" style:family="paragraph" style:parent-style-name="Standard" style:list-style-name="L2">
      <style:text-properties style:font-name="Noto Mono" fo:font-size="10pt" officeooo:rsid="002fbcfa" officeooo:paragraph-rsid="002fbcfa" style:font-size-asian="8.75pt" style:font-size-complex="10pt"/>
    </style:style>
    <style:style style:name="P27" style:family="paragraph" style:parent-style-name="Standard" style:list-style-name="L2">
      <style:text-properties style:font-name="Noto Mono" fo:font-size="10pt" officeooo:rsid="0034d3cf" officeooo:paragraph-rsid="0034d3cf" style:font-size-asian="8.75pt" style:font-size-complex="10pt"/>
    </style:style>
    <style:style style:name="P28" style:family="paragraph" style:parent-style-name="Standard" style:list-style-name="L2">
      <style:text-properties style:font-name="Noto Mono" fo:font-size="10pt" officeooo:rsid="00393bd2" officeooo:paragraph-rsid="00393bd2" style:font-size-asian="8.75pt" style:font-size-complex="10pt"/>
    </style:style>
    <style:style style:name="P29" style:family="paragraph" style:parent-style-name="Standard" style:list-style-name="L2">
      <style:text-properties style:font-name="Noto Mono" fo:font-size="10pt" officeooo:rsid="0047f0c2" officeooo:paragraph-rsid="0047f0c2" style:font-size-asian="8.75pt" style:font-size-complex="10pt"/>
    </style:style>
    <style:style style:name="P30" style:family="paragraph" style:parent-style-name="Standard" style:list-style-name="L2">
      <style:text-properties style:font-name="Noto Mono" fo:font-size="10pt" officeooo:rsid="003ae705" officeooo:paragraph-rsid="003ae705" style:font-size-asian="8.75pt" style:font-size-complex="10pt"/>
    </style:style>
    <style:style style:name="P31" style:family="paragraph" style:parent-style-name="Standard" style:list-style-name="L3">
      <style:text-properties style:font-name="Noto Mono" fo:font-size="10pt" fo:font-weight="normal" officeooo:rsid="003f3258" officeooo:paragraph-rsid="003f3258" style:font-size-asian="8.75pt" style:font-weight-asian="normal" style:font-size-complex="10pt" style:font-weight-complex="normal"/>
    </style:style>
    <style:style style:name="P32" style:family="paragraph" style:parent-style-name="Standard" style:list-style-name="L3">
      <style:text-properties style:font-name="Noto Mono" fo:font-size="10pt" fo:font-weight="normal" officeooo:rsid="0041209b" officeooo:paragraph-rsid="0041209b" style:font-size-asian="8.75pt" style:font-weight-asian="normal" style:font-size-complex="10pt" style:font-weight-complex="normal"/>
    </style:style>
    <style:style style:name="P33" style:family="paragraph" style:parent-style-name="Standard" style:list-style-name="L4">
      <style:text-properties style:font-name="Noto Mono" fo:font-size="10pt" fo:font-weight="normal" officeooo:rsid="004423e6" officeooo:paragraph-rsid="004423e6" style:font-size-asian="8.75pt" style:font-weight-asian="normal" style:font-size-complex="10pt" style:font-weight-complex="normal"/>
    </style:style>
    <style:style style:name="P34" style:family="paragraph" style:parent-style-name="Standard" style:list-style-name="L5">
      <style:text-properties style:font-name="Noto Mono" fo:font-size="10pt" fo:font-weight="normal" officeooo:rsid="0046ab4c" officeooo:paragraph-rsid="0046ab4c" style:font-size-asian="8.75pt" style:font-weight-asian="normal" style:font-size-complex="10pt" style:font-weight-complex="normal"/>
    </style:style>
    <style:style style:name="T1" style:family="text">
      <style:text-properties officeooo:rsid="001004fb"/>
    </style:style>
    <style:style style:name="T2" style:family="text">
      <style:text-properties officeooo:rsid="00110037"/>
    </style:style>
    <style:style style:name="T3" style:family="text">
      <style:text-properties officeooo:rsid="0012f085"/>
    </style:style>
    <style:style style:name="T4" style:family="text">
      <style:text-properties officeooo:rsid="001e213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4d03" style:font-weight-asian="bold" style:font-weight-complex="bold"/>
    </style:style>
    <style:style style:name="T7" style:family="text">
      <style:text-properties fo:font-weight="bold" officeooo:rsid="00206dab" style:font-weight-asian="bold" style:font-weight-complex="bold"/>
    </style:style>
    <style:style style:name="T8" style:family="text">
      <style:text-properties fo:font-weight="bold" officeooo:rsid="003ddfe4" style:font-weight-asian="bold" style:font-weight-complex="bold"/>
    </style:style>
    <style:style style:name="T9" style:family="text">
      <style:text-properties fo:font-weight="bold" officeooo:rsid="00529252" style:font-weight-asian="bold" style:font-weight-complex="bold"/>
    </style:style>
    <style:style style:name="T10" style:family="text">
      <style:text-properties officeooo:rsid="001f89e6"/>
    </style:style>
    <style:style style:name="T11" style:family="text">
      <style:text-properties officeooo:rsid="00206dab"/>
    </style:style>
    <style:style style:name="T12" style:family="text">
      <style:text-properties officeooo:rsid="0021b9ae"/>
    </style:style>
    <style:style style:name="T13" style:family="text">
      <style:text-properties officeooo:rsid="0022bec0"/>
    </style:style>
    <style:style style:name="T14" style:family="text">
      <style:text-properties officeooo:rsid="00234f5c"/>
    </style:style>
    <style:style style:name="T15" style:family="text">
      <style:text-properties officeooo:rsid="0024166d"/>
    </style:style>
    <style:style style:name="T16" style:family="text">
      <style:text-properties officeooo:rsid="0024d85b"/>
    </style:style>
    <style:style style:name="T17" style:family="text">
      <style:text-properties officeooo:rsid="00256172"/>
    </style:style>
    <style:style style:name="T18" style:family="text">
      <style:text-properties officeooo:rsid="002770f0"/>
    </style:style>
    <style:style style:name="T19" style:family="text">
      <style:text-properties officeooo:rsid="0027d5fe"/>
    </style:style>
    <style:style style:name="T20" style:family="text">
      <style:text-properties officeooo:rsid="002ef31b"/>
    </style:style>
    <style:style style:name="T21" style:family="text">
      <style:text-properties officeooo:rsid="00306373"/>
    </style:style>
    <style:style style:name="T22" style:family="text">
      <style:text-properties officeooo:rsid="0034d3cf"/>
    </style:style>
    <style:style style:name="T23" style:family="text">
      <style:text-properties officeooo:rsid="00368a01"/>
    </style:style>
    <style:style style:name="T24" style:family="text">
      <style:text-properties officeooo:rsid="003869ce"/>
    </style:style>
    <style:style style:name="T25" style:family="text">
      <style:text-properties officeooo:rsid="00393bd2"/>
    </style:style>
    <style:style style:name="T26" style:family="text">
      <style:text-properties officeooo:rsid="003ae705"/>
    </style:style>
    <style:style style:name="T27" style:family="text">
      <style:text-properties officeooo:rsid="003c7124"/>
    </style:style>
    <style:style style:name="T28" style:family="text">
      <style:text-properties officeooo:rsid="00411d0a"/>
    </style:style>
    <style:style style:name="T29" style:family="text">
      <style:text-properties officeooo:rsid="0041209b"/>
    </style:style>
    <style:style style:name="T30" style:family="text">
      <style:text-properties officeooo:rsid="0042ba0c"/>
    </style:style>
    <style:style style:name="T31" style:family="text">
      <style:text-properties fo:font-size="10pt" style:font-size-asian="8.75pt" style:font-size-complex="10pt"/>
    </style:style>
    <style:style style:name="T32" style:family="text">
      <style:text-properties fo:font-size="10pt" officeooo:rsid="002fbcfa" style:font-size-asian="8.75pt" style:font-size-complex="10pt"/>
    </style:style>
    <style:style style:name="T33" style:family="text">
      <style:text-properties officeooo:rsid="0046ab4c"/>
    </style:style>
    <style:style style:name="T34" style:family="text">
      <style:text-properties officeooo:rsid="0046d2de"/>
    </style:style>
    <style:style style:name="T35" style:family="text">
      <style:text-properties officeooo:rsid="0047f0c2"/>
    </style:style>
    <style:style style:name="T36" style:family="text">
      <style:text-properties officeooo:rsid="0049a971"/>
    </style:style>
    <style:style style:name="T37" style:family="text">
      <style:text-properties officeooo:rsid="004a73eb"/>
    </style:style>
    <style:style style:name="T38" style:family="text">
      <style:text-properties officeooo:rsid="004f0e44"/>
    </style:style>
    <style:style style:name="T39" style:family="text">
      <style:text-properties officeooo:rsid="00509ca2"/>
    </style:style>
    <text:list-style style:name="L1">
      <text:list-level-style-image text:level="1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6">Jacob Bates</text:span><text:span text:style-name="T5"> – </text:span><text:span text:style-name="T6">Network </text:span><text:span text:style-name="T7">Interface </text:span><text:span text:style-name="T9">Project</text:span></text:p>
      <text:p text:style-name="P1">This project is an attempt at implementing a <text:span text:style-name="T1">network driver and </text:span>network stack at the base level. It will be an <text:span text:style-name="T15">O</text:span>perating <text:span text:style-name="T15">S</text:span>ystem written in the C <text:span text:style-name="T14">P</text:span>rogramming <text:span text:style-name="T14">L</text:span>anguage for the Intel IA-32 architecture.</text:p>
      <text:p text:style-name="P1"/>
      <text:p text:style-name="P2">The primary function<text:span text:style-name="T4">s</text:span> of the system <text:span text:style-name="T4">are:</text:span></text:p>
      <text:list xml:id="list3208377413" text:style-name="L1">
        <text:list-item>
          <text:p text:style-name="P22">Remote File Storage Server (TFTP)</text:p>
        </text:list-item>
        <text:list-item>
          <text:p text:style-name="P22">Web Server (HTTP)</text:p>
        </text:list-item>
        <text:list-item>
          <text:p text:style-name="P22">HTTP Proxy Server</text:p>
        </text:list-item>
      </text:list>
      <text:p text:style-name="P1"/>
      <text:p text:style-name="P17">Purpose</text:p>
      <text:p text:style-name="P9">I’m doing this project in order to deepen my understanding of the low-level network protocols used today.</text:p>
      <text:p text:style-name="P1"/>
      <text:p text:style-name="P16">Project Timeline/<text:span text:style-name="T33">Milestones</text:span></text:p>
      <text:p text:style-name="P13"><text:span text:style-name="T31">Basic Bootable System<text:tab/><text:tab/><text:tab/><text:tab/><text:tab/><text:tab/><text:tab/><text:tab/>- </text:span><text:span text:style-name="T32">24 November</text:span></text:p>
      <text:list xml:id="list1330050151" text:style-name="L2">
        <text:list-item>
          <text:p text:style-name="P23">Send Ethernet Frames over the Interface<text:tab/><text:tab/><text:tab/><text:tab/>- <text:s/><text:span text:style-name="T21">1 December</text:span></text:p>
        </text:list-item>
        <text:list-item>
          <text:p text:style-name="P24"><text:span text:style-name="T37">Receive Ethernet Frames over the Interface<text:tab/></text:span><text:tab/><text:tab/>- <text:s/>8 December</text:p>
        </text:list-item>
        <text:list-item>
          <text:p text:style-name="P25">Address Resolution <text:span text:style-name="T20">(ARP) </text:span><text:span text:style-name="T38">&amp; Cache</text:span><text:span text:style-name="T20"><text:tab/><text:tab/><text:tab/><text:tab/><text:tab/>- </text:span><text:span text:style-name="T23">1</text:span><text:span text:style-name="T24">3</text:span><text:span text:style-name="T21"> December</text:span></text:p>
        </text:list-item>
        <text:list-item>
          <text:p text:style-name="P26">Internet Protocol <text:span text:style-name="T22">(IPv4</text:span><text:span text:style-name="T39">)</text:span><text:span text:style-name="T22"><text:tab/></text:span><text:tab/><text:tab/><text:tab/><text:tab/><text:tab/>- <text:span text:style-name="T24">20</text:span><text:span text:style-name="T21"> December</text:span></text:p>
        </text:list-item>
        <text:list-item>
          <text:p text:style-name="P27"><text:span text:style-name="T28">Internet Control Message Protocol</text:span> (<text:span text:style-name="T28">ICMP, </text:span>Ping utility)<text:tab/>- <text:span text:style-name="T25">24</text:span><text:span text:style-name="T23"> December</text:span></text:p>
        </text:list-item>
        <text:list-item>
          <text:p text:style-name="P28">User Datagram Protocol (UDP)<text:tab/><text:tab/><text:tab/><text:tab/><text:tab/><text:tab/>- <text:span text:style-name="T26">29 December</text:span></text:p>
        </text:list-item>
        <text:list-item>
          <text:p text:style-name="P29">Dynamic Host Configuration Protocol (DHCP)<text:tab/><text:tab/><text:tab/>- <text:s/>3 January</text:p>
        </text:list-item>
        <text:list-item>
          <text:p text:style-name="P30">Trivial File Transfer Protocol (TFTP)<text:tab/><text:tab/><text:tab/><text:tab/>- <text:span text:style-name="T36">10</text:span><text:span text:style-name="T27"> January</text:span></text:p>
        </text:list-item>
        <text:list-item>
          <text:p text:style-name="P30">Filesystem (USTAR)<text:tab/><text:tab/><text:tab/><text:tab/><text:tab/><text:tab/><text:tab/>- <text:span text:style-name="T27">1</text:span><text:span text:style-name="T36">2</text:span><text:span text:style-name="T27"> January</text:span></text:p>
        </text:list-item>
      </text:list>
      <text:p text:style-name="P10"><text:span text:style-name="T5">File Storage Server<text:tab/><text:tab/><text:tab/><text:tab/><text:tab/><text:tab/><text:tab/><text:tab/>- </text:span><text:span text:style-name="T8">14 January</text:span></text:p>
      <text:list xml:id="list1755413308" text:style-name="L3">
        <text:list-item>
          <text:p text:style-name="P31">Transmission Control Protocol (TCP)<text:tab/><text:tab/><text:tab/><text:tab/><text:tab/>- 28 January</text:p>
        </text:list-item>
        <text:list-item>
          <text:p text:style-name="P32">HyperText Transfer Protocol <text:span text:style-name="T30">(HTTP)<text:tab/><text:tab/><text:tab/><text:tab/><text:tab/>- <text:s/></text:span><text:span text:style-name="T33">4 February</text:span></text:p>
        </text:list-item>
      </text:list>
      <text:p text:style-name="P11">HTTP Web Server<text:tab/><text:tab/><text:tab/><text:tab/><text:tab/><text:tab/><text:tab/><text:tab/><text:tab/>- <text:s/><text:span text:style-name="T33">7 February</text:span></text:p>
      <text:list xml:id="list3830885349" text:style-name="L4">
        <text:list-item>
          <text:p text:style-name="P33">Domain Name System (DNS)<text:tab/><text:tab/><text:tab/><text:tab/><text:tab/><text:tab/>- <text:span text:style-name="T33">14 February</text:span></text:p>
        </text:list-item>
      </text:list>
      <text:p text:style-name="P11">HTTP Proxy Server<text:tab/><text:tab/><text:tab/><text:tab/><text:tab/><text:tab/><text:tab/><text:tab/><text:tab/>- <text:span text:style-name="T33">18 February</text:span></text:p>
      <text:list xml:id="list3282484043" text:style-name="L5">
        <text:list-item>
          <text:p text:style-name="P34">Remote-Access Shell<text:tab/><text:tab/><text:tab/><text:tab/><text:tab/><text:tab/><text:tab/>- <text:span text:style-name="T34">25 February</text:span></text:p>
        </text:list-item>
        <text:list-item>
          <text:p text:style-name="P34">Telnet Server<text:tab/><text:tab/><text:tab/><text:tab/><text:tab/><text:tab/><text:tab/><text:tab/>- <text:s/><text:span text:style-name="T34">4 March</text:span></text:p>
        </text:list-item>
      </text:list>
      <text:p text:style-name="P12">Remote Accessibility – <text:span text:style-name="T34">System Complete</text:span><text:tab/><text:tab/><text:tab/><text:tab/><text:tab/>- <text:span text:style-name="T34">14 March</text:span></text:p>
      <text:p text:style-name="P4"/>
      <text:p text:style-name="P14">Technical Details</text:p>
      <text:p text:style-name="P19">Network<text:span text:style-name="T14">ing</text:span></text:p>
      <text:p text:style-name="P3">The system will contain a basic driver for the Realtek RTL8139 network adaptor. Support for ARP (Address Resolution Protocol) and IPv4 (Internet Protocol) will be built on top of this. ICMP (Internet Control Message Protocol), <text:span text:style-name="T3">UDP (User Datagram Protocol),</text:span> and TCP (Transmission Control Protocol) will utilize the IPv4 layer. <text:span text:style-name="T3">DNS (Domain Name System), </text:span><text:span text:style-name="T35">DHCP (Dynamic Host Configuration Protocol)</text:span><text:span text:style-name="T3"> and TFTP (Trivial File Transfer) will use UDP. </text:span>Finally, HTTP (HyperText Transfer Protocol) <text:span text:style-name="T29">and Telnet</text:span> will <text:span text:style-name="T2">be built on top of TCP.</text:span></text:p>
      <text:p text:style-name="P3"/>
      <text:p text:style-name="P19">Filesystem</text:p>
      <text:p text:style-name="P5">The system will run off of a TAR ramdisk that will be appended to and <text:span text:style-name="T4">re-written. </text:span><text:span text:style-name="T10">The filesystem will contain </text:span><text:span text:style-name="T11">all the files for the storage and web servers, </text:span><text:span text:style-name="T12">as well as all the configuration files.</text:span></text:p>
      <text:p text:style-name="P5"/>
      <text:p text:style-name="P19">Interfaces</text:p>
      <text:p text:style-name="P6">When needed, the system <text:span text:style-name="T13">would</text:span> be controlled using a shell program acting as a Telnet server. However, most configurations <text:span text:style-name="T13">will</text:span> be done in the filesystem prior to booting the system.</text:p>
      <text:p text:style-name="P6"/>
      <text:p text:style-name="P15">Materials Needed</text:p>
      <text:p text:style-name="P21">Hardware</text:p>
      <text:p text:style-name="P7"><text:soft-page-break/>In order to test the system, I will need a test machine with the network adapto<text:span text:style-name="T16">r I am implementing. I currently have an ol</text:span><text:span text:style-name="T17">d but functional PC which I can install the adaptor into.</text:span></text:p>
      <text:p text:style-name="P7"/>
      <text:p text:style-name="P20">Interfaces</text:p>
      <text:p text:style-name="P8">I will also need software to intercept and generate network packets. WireShark <text:span text:style-name="T18">is a well-known and commonly used tool for intercepting traffic. NMAP has tools for both listening and sending over a network. Both </text:span><text:span text:style-name="T19">are free and open-source softw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8:12:31.597085921</meta:creation-date>
    <dc:date>2021-11-25T23:34:22.893055888</dc:date>
    <meta:editing-duration>PT12H44M52S</meta:editing-duration>
    <meta:editing-cycles>14</meta:editing-cycles>
    <meta:generator>LibreOffice/7.2.2.2$Linux_X86_64 LibreOffice_project/20$Build-2</meta:generator>
    <meta:document-statistic meta:table-count="0" meta:image-count="0" meta:object-count="0" meta:page-count="2" meta:paragraph-count="40" meta:word-count="454" meta:character-count="2818" meta:non-whitespace-character-count="2323"/>
  </office:meta>
</office:document-meta>
</file>